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7d435"/>
    </style:style>
    <style:style style:name="P2" style:family="paragraph" style:parent-style-name="Standard">
      <style:paragraph-properties fo:text-align="start" style:justify-single-word="false"/>
      <style:text-properties officeooo:paragraph-rsid="0017d43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7d43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86286"/>
    </style:style>
    <style:style style:name="T3" style:family="text">
      <style:text-properties officeooo:rsid="0017d435"/>
    </style:style>
    <style:style style:name="T4" style:family="text">
      <style:text-properties officeooo:rsid="001862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7.01" style:data-style-name="N0">7.01</text:variable-set>: <text:span text:style-name="T3">Impulse and Momentum</text:span></text:p>
      <text:p text:style-name="P3"/>
      <text:list xml:id="list4478148766376213789" text:style-name="L1">
        <text:list-item>
          <text:p text:style-name="P1">A 100 kg man is running at 2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73126529342368" text:continue-numbering="true" text:style-name="L1">
        <text:list-item>
          <text:p text:style-name="P1">You push a shopping cart with a force of 15 newtons for two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127509996639" text:continue-numbering="true" text:style-name="L1">
        <text:list-item>
          <text:p text:style-name="P1">An 800 kg car is driving eastward at 15 m/s. <text:s/>A 1500 kg truck is traveling westbound at 9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27984755671" text:continue-numbering="true" text:style-name="L1">
        <text:list-item>
          <text:p text:style-name="P1">A 0.3 kg ball is rolling toward you at 4 m/s. <text:s/>You kick the ball with a force of 30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27795057904" text:continue-numbering="true" text:style-name="L1">
        <text:list-item>
          <text:p text:style-name="P1">Billy-bob is standing on a skateboard. <text:s/>He throws a 0.5 kg ball toward the east at 5 m/s. <text:s/>If Billy-Bob has a mass of 80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26833112342" text:continue-numbering="true" text:style-name="L1">
        <text:list-item>
          <text:p text:style-name="P1"><text:soft-page-break/>A 75 kg wide-reciever is traveling north at 5 m/s. <text:s/>A 100 kg linebacker runs directly east at 4 m/s. The linebacker attempts to tackle the wide-reciever (and thus the two are stuck together after colliding). </text:p>
          <text:list>
            <text:list-item>
              <text:p text:style-name="P1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73127399529864" text:continue-numbering="true" text:style-name="L1">
        <text:list-item>
          <text:list>
            <text:list-item>
              <text:p text:style-name="P1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127715610740" text:continue-numbering="true" text:style-name="L1">
        <text:list-item>
          <text:list>
            <text:list-item>
              <text:p text:style-name="P1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73126483539151" text:continue-numbering="true" text:style-name="L1">
        <text:list-item>
          <text:p text:style-name="P1">Luke Skywalker has a mass of 55 kg, and is running toward Darth Vader at 2 m/s. <text:s/>Darth Vader kicks Luke, which sends him flying backward at 3 m/s. <text:s/>If Darth Vader's foot was in contact with Luke for 0.2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128498200731" text:continue-numbering="true" text:style-name="L1">
        <text:list-item>
          <text:p text:style-name="P1">A blue billiard ball, with a mass of 0.25 kg, rolls toward the east at 1 m/s. <text:s/>It strikes a red billiard ball of the same mass that is traveling northward at 2 m/s. <text:s/>The blue ball comes to a complete stop. The time of contact between the balls is 0.25 seconds. <text:s/></text:p>
          <text:list>
            <text:list-item>
              <text:p text:style-name="P1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28439682384" text:continue-numbering="true" text:style-name="L1">
        <text:list-item>
          <text:list>
            <text:list-item>
              <text:p text:style-name="P1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28037391251" text:continue-numbering="true" text:style-name="L1">
        <text:list-item>
          <text:list>
            <text:list-item>
              <text:p text:style-name="P1">What is the force that the blue ball put on the red one?</text:p>
            </text:list-item>
          </text:list>
        </text:list-item>
      </text:list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6286"/>
    </style:style>
    <style:style style:name="MT2" style:family="text">
      <style:text-properties style:text-position="super 58%" officeooo:rsid="001862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1-07T07:31:26.312252492" text:date-adjust="PT24H00M00S">01/08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28:45.600545570</meta:creation-date>
    <meta:editing-duration>PT2M40S</meta:editing-duration>
    <meta:editing-cycles>6</meta:editing-cycles>
    <meta:generator>LibreOffice/4.3.7.2$Linux_X86_64 LibreOffice_project/430$Build-2</meta:generator>
    <dc:date>2016-01-07T07:31:26.253237337</dc:date>
    <meta:document-statistic meta:table-count="0" meta:image-count="2" meta:object-count="0" meta:page-count="2" meta:paragraph-count="18" meta:word-count="363" meta:character-count="1895" meta:non-whitespace-character-count="1507"/>
  </office:meta>
</office:document-meta>
</file>